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5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Init</text:p>
          </table:table-cell>
          <table:table-cell/>
          <table:table-cell office:value-type="string">
            <text:p>No notes, all velocities are 100 (0x64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2 et seq5 appuyés</text:p>
          </table:table-cell>
        </table:table-row>
        <table:table-row table:style-name="ro1">
          <table:table-cell table:number-columns-repeated="2"/>
          <table:table-cell office:value-type="string">
            <text:p>Set of arpeggios ROM3</text:p>
          </table:table-cell>
          <table:table-cell/>
          <table:table-cell office:value-type="string">
            <text:p>Démarrer avec seq3 et seq5 appuyés</text:p>
          </table:table-cell>
        </table:table-row>
        <table:table-row table:style-name="ro1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mensions" table:style-name="ta1" table:print="false">
        <table:table-column table:style-name="co6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 office:value-type="string">
            <text:p>x inches</text:p>
          </table:table-cell>
          <table:table-cell office:value-type="string">
            <text:p>y inches</text:p>
          </table:table-cell>
          <table:table-cell office:value-type="string">
            <text:p>x mm</text:p>
          </table:table-cell>
          <table:table-cell office:value-type="string">
            <text:p>y mm</text:p>
          </table:table-cell>
        </table:table-row>
        <table:table-row table:style-name="ro3">
          <table:table-cell office:value-type="string">
            <text:p>Trous de fixation boitier – face avant</text:p>
          </table:table-cell>
          <table:table-cell table:number-columns-repeated="3"/>
        </table:table-row>
        <table:table-row table:style-name="ro1">
          <table:table-cell office:value-type="float" office:value="3.588">
            <text:p>3,588</text:p>
          </table:table-cell>
          <table:table-cell office:value-type="float" office:value="2.238">
            <text:p>2,238</text:p>
          </table:table-cell>
          <table:table-cell table:formula="of:=[.A4]*25.4" office:value-type="float" office:value="91.1352">
            <text:p>91,1352</text:p>
          </table:table-cell>
          <table:table-cell table:formula="of:=[.B4]*25.4" office:value-type="float" office:value="56.8452">
            <text:p>56,8452</text:p>
          </table:table-cell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8/09/2019</text:date>, <text:time>13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08T13:13:38.26</dc:date>
    <dc:creator>Pierre Faller</dc:creator>
    <meta:editing-duration>P2DT8H54M8S</meta:editing-duration>
    <meta:editing-cycles>24</meta:editing-cycles>
    <meta:generator>OpenOffice/4.1.1$Win32 OpenOffice.org_project/411m6$Build-9775</meta:generator>
    <meta:document-statistic meta:table-count="3" meta:cell-count="118" meta:object-count="0"/>
  </office:meta>
</office:document-meta>
</file>